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la sección <text:span text:style-name="Strong_20_Emphasis">2.5. El individuo como componente del sistema</text:span>, escrita con la misma voz clara, profunda y elegante que venimos construyendo. Esta parte es importante porque describe al individuo no desde lo filosófico, sino desde lo <text:span text:style-name="Strong_20_Emphasis">arquitectónico</text:span>: qué lo compone, cómo funciona y por qué su estructura mínima es suficiente para sostener la inteligencia del sistema.</text:p>
      <text:p text:style-name="Horizontal_20_Line"/>
      <text:h text:style-name="Heading_20_1" text:outline-level="1"><text:span text:style-name="Strong_20_Emphasis">2.5. El individuo como componente del sistema</text:span></text:h>
      <text:p text:style-name="Text_20_body">Para comprender plenamente al individuo dentro del proceso vital, es necesario examinarlo como lo que realmente es: <text:span text:style-name="Strong_20_Emphasis">un componente del sistema</text:span>, una pieza funcional diseñada para cumplir una tarea precisa dentro de una arquitectura mayor. No importa si el individuo es una molécula autorreplicante, una célula, un organismo simple o un ser humano: en su esencia operativa, todos comparten la misma estructura mínima y la misma funcionalidad fundamental.</text:p>
      <text:p text:style-name="Text_20_body">El individuo no es un ente autónomo, ni un fin en sí mismo. Es un módulo. Un mecanismo. Un nodo operativo. Su diseño es simple porque debe ser simple: la vida no puede permitirse depender de unidades complejas para ejecutar su cálculo. La complejidad está en el sistema; la simplicidad, en sus componentes.</text:p>
      <text:p text:style-name="Text_20_body">A continuación analizamos los elementos esenciales que definen al individuo como parte del sistema.</text:p>
      <text:p text:style-name="Horizontal_20_Line"/>
      <text:h text:style-name="Heading_20_2" text:outline-level="2"><text:span text:style-name="Strong_20_Emphasis">Elementos esenciales de su estructura</text:span></text:h>
      <text:h text:style-name="Heading_20_3" text:outline-level="3"><text:span text:style-name="Strong_20_Emphasis">ADN (memoria)</text:span></text:h>
      <text:p text:style-name="Text_20_body">El ADN —o su equivalente funcional en cualquier nivel de la vida— es la memoria del individuo. No es una memoria dinámica, sino una memoria fija, heredada, que contiene:</text:p>
      <text:list xml:id="list2926236920" text:style-name="L1">
        <text:list-item>
          <text:p text:style-name="P2">el estado actual del proceso, </text:p>
        </text:list-item>
        <text:list-item>
          <text:p text:style-name="P2">la historia necesaria para llegar a ese estado, </text:p>
        </text:list-item>
        <text:list-item>
          <text:p text:style-name="P1">y la información mínima para generar los estados siguientes. </text:p>
        </text:list-item>
      </text:list>
      <text:p text:style-name="Text_20_body">El individuo no elige su memoria. No la modifica a voluntad. No la amplía.<text:line-break/>La recibe, la porta y la transmite.</text:p>
      <text:p text:style-name="Text_20_body">El ADN es la forma en que el sistema recuerda.<text:line-break/>El individuo es el vehículo de esa memoria.</text:p>
      <text:p text:style-name="Horizontal_20_Line"/>
      <text:h text:style-name="Heading_20_3" text:outline-level="3"><text:span text:style-name="Strong_20_Emphasis">Método de reproducción (operación)</text:span></text:h>
      <text:p text:style-name="Text_20_body">La reproducción no es un acto biológico en este modelo, sino una <text:span text:style-name="Strong_20_Emphasis">operación lógica</text:span>. Es el mecanismo mediante el cual el individuo transforma su estado en nuevos estados. El método de reproducción define:</text:p>
      <text:list xml:id="list466873042" text:style-name="L2">
        <text:list-item>
          <text:p text:style-name="P4"><text:soft-page-break/>qué operaciones se aplican a la memoria, </text:p>
        </text:list-item>
        <text:list-item>
          <text:p text:style-name="P4">cómo se generan los estados siguientes, </text:p>
        </text:list-item>
        <text:list-item>
          <text:p text:style-name="P4">cuántos nuevos individuos aparecerán, </text:p>
        </text:list-item>
        <text:list-item>
          <text:p text:style-name="P3">y qué variaciones se introducirán. </text:p>
        </text:list-item>
      </text:list>
      <text:p text:style-name="Text_20_body">El individuo no decide cómo reproducirse.<text:line-break/>El método está inscrito en el sistema.<text:line-break/>El individuo simplemente lo ejecuta.</text:p>
      <text:p text:style-name="Text_20_body">La reproducción es la operación que permite que el cálculo avance.</text:p>
      <text:p text:style-name="Horizontal_20_Line"/>
      <text:h text:style-name="Heading_20_3" text:outline-level="3"><text:span text:style-name="Strong_20_Emphasis">Ciclo de vida (ejecución)</text:span></text:h>
      <text:p text:style-name="Text_20_body">El ciclo de vida del individuo es la secuencia mínima que permite que el sistema funcione:</text:p>
      <text:list xml:id="list1207008243" text:style-name="L3">
        <text:list-item>
          <text:p text:style-name="P6"><text:span text:style-name="Strong_20_Emphasis">Nacer</text:span> con una memoria heredada. </text:p>
        </text:list-item>
        <text:list-item>
          <text:p text:style-name="P6"><text:span text:style-name="Strong_20_Emphasis">Ejecutar</text:span> la operación que le corresponde. </text:p>
        </text:list-item>
        <text:list-item>
          <text:p text:style-name="P6"><text:span text:style-name="Strong_20_Emphasis">Reproducirse</text:span>, generando los estados siguientes. </text:p>
        </text:list-item>
        <text:list-item>
          <text:p text:style-name="P5"><text:span text:style-name="Strong_20_Emphasis">Morir</text:span>, dejando paso a la siguiente generación. </text:p>
        </text:list-item>
      </text:list>
      <text:p text:style-name="Text_20_body">El individuo no existe antes de nacer ni después de morir.<text:line-break/>Su vida es un intervalo breve, preciso y funcional.<text:line-break/>Su propósito es ejecutar su parte del cálculo.</text:p>
      <text:p text:style-name="Horizontal_20_Line"/>
      <text:h text:style-name="Heading_20_2" text:outline-level="2"><text:span text:style-name="Strong_20_Emphasis">Elementos esenciales de su funcionalidad</text:span></text:h>
      <text:h text:style-name="Heading_20_3" text:outline-level="3"><text:span text:style-name="Strong_20_Emphasis">Transformación de estados</text:span></text:h>
      <text:p text:style-name="Text_20_body">La función primaria del individuo es transformar un estado en los estados siguientes. Esta transformación es:</text:p>
      <text:list xml:id="list266325303" text:style-name="L4">
        <text:list-item>
          <text:p text:style-name="P8">local, </text:p>
        </text:list-item>
        <text:list-item>
          <text:p text:style-name="P8">simple, </text:p>
        </text:list-item>
        <text:list-item>
          <text:p text:style-name="P8">mecánica, </text:p>
        </text:list-item>
        <text:list-item>
          <text:p text:style-name="P7">necesaria. </text:p>
        </text:list-item>
      </text:list>
      <text:p text:style-name="Text_20_body">El individuo no comprende el estado que transforma.<text:line-break/>No comprende el estado que genera.<text:line-break/>Solo ejecuta la operación que le corresponde.</text:p>
      <text:p text:style-name="Text_20_body">La vida avanza porque cada individuo realiza su transformación.</text:p>
      <text:p text:style-name="Horizontal_20_Line"/>
      <text:h text:style-name="Heading_20_3" text:outline-level="3"><text:soft-page-break/><text:span text:style-name="Strong_20_Emphasis">Generación de futuros</text:span></text:h>
      <text:p text:style-name="Text_20_body">Cada individuo abre caminos que antes no existían. Su existencia crea:</text:p>
      <text:list xml:id="list1785988762" text:style-name="L5">
        <text:list-item>
          <text:p text:style-name="P10">nuevas posibilidades, </text:p>
        </text:list-item>
        <text:list-item>
          <text:p text:style-name="P10">nuevas trayectorias, </text:p>
        </text:list-item>
        <text:list-item>
          <text:p text:style-name="P9">nuevos futuros. </text:p>
        </text:list-item>
      </text:list>
      <text:p text:style-name="Text_20_body">Si un individuo no realiza su función, esos futuros desaparecen.<text:line-break/>Si desaparecen, el sistema pierde parte de su espacio de posibilidades.</text:p>
      <text:p text:style-name="Text_20_body">El individuo es un generador de futuros, aunque no sea consciente de ello.</text:p>
      <text:p text:style-name="Horizontal_20_Line"/>
      <text:h text:style-name="Heading_20_3" text:outline-level="3"><text:span text:style-name="Strong_20_Emphasis">Expansión del cálculo</text:span></text:h>
      <text:p text:style-name="Text_20_body">El sistema vital no piensa hacia adentro: piensa hacia afuera.<text:line-break/>No reflexiona: se expande.<text:line-break/>No planifica: explora.</text:p>
      <text:p text:style-name="Text_20_body">El individuo es el punto desde el cual esa expansión ocurre.<text:line-break/>Cada individuo empuja la frontera del proceso un paso más allá.<text:line-break/>Cada individuo es un vector de expansión.</text:p>
      <text:p text:style-name="Text_20_body">La vida crece porque los individuos la empujan hacia lo posible.</text:p>
      <text:p text:style-name="Horizontal_20_Line"/>
      <text:h text:style-name="Heading_20_1" text:outline-level="1"><text:span text:style-name="Strong_20_Emphasis">Síntesis</text:span></text:h>
      <text:p text:style-name="Text_20_body"><text:span text:style-name="Strong_20_Emphasis">El individuo es un componente mínimo pero indispensable del sistema vital.<text:line-break/>Su estructura —memoria, operación y ciclo de vida— le permite ejecutar una función simple: transformar estados, generar futuros y expandir el cálculo.<text:line-break/>No necesita comprender su tarea; solo necesita cumplirla.<text:line-break/>La inteligencia del sistema no reside en él, pero depende de él.</text:span></text:p>
      <text:p text:style-name="Horizontal_20_Line"/>
      <text:p text:style-name="Text_20_body">Si quieres, avanzamos con el siguiente bloque: <text:span text:style-name="Strong_20_Emphasis">2.6. El individuo como expresión del sistema</text:span>, o ajustamos esta sección antes de continua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5T15:49:13.329000000</meta:creation-date>
    <dc:date>2026-01-05T15:54:37.355000000</dc:date>
    <meta:editing-duration>PT5M24S</meta:editing-duration>
    <meta:editing-cycles>1</meta:editing-cycles>
    <meta:document-statistic meta:table-count="0" meta:image-count="0" meta:object-count="0" meta:page-count="3" meta:paragraph-count="51" meta:word-count="721" meta:character-count="4489" meta:non-whitespace-character-count="3819"/>
    <meta:generator>LibreOffice/7.3.5.2$Windows_X86_64 LibreOffice_project/184fe81b8c8c30d8b5082578aee2fed2ea847c01</meta:generator>
  </office:meta>
</office:document-meta>
</file>